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4126"/>
    </style:style>
    <style:style style:name="P2" style:family="paragraph" style:parent-style-name="Standard">
      <style:paragraph-properties fo:text-align="start" style:justify-single-word="false"/>
      <style:text-properties officeooo:paragraph-rsid="00194126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94126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5c50"/>
    </style:style>
    <style:style style:name="T3" style:family="text">
      <style:text-properties officeooo:rsid="00180330"/>
    </style:style>
    <style:style style:name="T4" style:family="text">
      <style:text-properties style:font-name="Standard Symbols L"/>
    </style:style>
    <style:style style:name="T5" style:family="text">
      <style:text-properties style:text-position="sub 58%"/>
    </style:style>
    <style:style style:name="T6" style:family="text">
      <style:text-properties style:font-name="Liberation Serif"/>
    </style:style>
    <style:style style:name="T7" style:family="text">
      <style:text-properties officeooo:rsid="0019d719"/>
    </style:style>
    <style:style style:name="T8" style:family="text">
      <style:text-properties officeooo:rsid="001b0e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.02" style:data-style-name="N0">5.02</text:variable-set>: Friction</text:p>
      <text:p text:style-name="P1"/>
      <text:list xml:id="list6566365634581516746" text:style-name="L1">
        <text:list-item>
          <text:p text:style-name="P3">A man pushes a <text:span text:style-name="T8">4</text:span> kg box with a force of 20 N. <text:s/>The box accelerates at a rate of 1 m/s<text:span text:style-name="T1">2</text:span>.</text:p>
          <text:list>
            <text:list-item>
              <text:p text:style-name="P3">What is the force of friction on the box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345545514419" text:continue-numbering="true" text:style-name="L1">
        <text:list-item>
          <text:list>
            <text:list-item>
              <text:p text:style-name="P3">What is the coefficient of friction between the box and the floo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35345585896516" text:continue-numbering="true" text:style-name="L1">
        <text:list-item>
          <text:p text:style-name="P3">You are pull<text:span text:style-name="T3">ing</text:span> a <text:span text:style-name="T8">6</text:span> kg mass with a force of 15 N just before it starts moving. <text:s/>What is the coefficient of static frict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346028086281" text:continue-numbering="true" text:style-name="L1">
        <text:list-item>
          <text:p text:style-name="P3">You are designing a bulldozer for the moon, and estimate the coefficient of friction for pushing lunar soil across the moon's surface to be 0.<text:span text:style-name="T8">4</text:span>5. <text:s/>What is the minimum force that the engine should be able to exert to cause an acceleration of 0.25 m/s<text:span text:style-name="T1">2</text:span> for 2000 kg of lunar soil across a level part of the lunar surface? <text:s/>(On the moon, g=1.67 m/s<text:span text:style-name="T1">2</text:span>)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346594310892" text:continue-numbering="true" text:style-name="L1">
        <text:list-item>
          <text:p text:style-name="P3">A 5 kg box is sliding across the floor with a velocity of <text:span text:style-name="T8">6</text:span> m/s. <text:s/><text:span text:style-name="T4">m</text:span><text:span text:style-name="T5">k</text:span> is 0.25. <text:s/>How far does the box go before coming to a stop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346341673395" text:continue-numbering="true" text:style-name="L1">
        <text:list-item>
          <text:p text:style-name="P3"><text:soft-page-break/>A 700 kg car is coasting down a <text:span text:style-name="T8">3</text:span>5<text:span text:style-name="T6">°</text:span> slope. <text:s text:c="2"/>Its acceleration is 2.5 m/s<text:span text:style-name="T2">2</text:span>.</text:p>
          <text:list>
            <text:list-item>
              <text:p text:style-name="P3">What is the force of gravity on the car?</text:p>
            </text:list-item>
          </text:list>
        </text:list-item>
      </text:list>
      <text:p text:style-name="P2"/>
      <text:p text:style-name="P2"/>
      <text:list xml:id="list135345135864071" text:continue-numbering="true" text:style-name="L1">
        <text:list-item>
          <text:list>
            <text:list-item>
              <text:p text:style-name="P3">What is the component force of gravity pulling the car down the hill?</text:p>
            </text:list-item>
          </text:list>
        </text:list-item>
      </text:list>
      <text:p text:style-name="P2"/>
      <text:p text:style-name="P2"/>
      <text:list xml:id="list135345185484939" text:continue-numbering="true" text:style-name="L1">
        <text:list-item>
          <text:list>
            <text:list-item>
              <text:p text:style-name="P3">What is the normal force acting on the car?</text:p>
            </text:list-item>
          </text:list>
        </text:list-item>
      </text:list>
      <text:p text:style-name="P2"/>
      <text:p text:style-name="P2"/>
      <text:list xml:id="list135345181882330" text:continue-numbering="true" text:style-name="L1">
        <text:list-item>
          <text:list>
            <text:list-item>
              <text:p text:style-name="P3">What is the force of friction on the car?</text:p>
            </text:list-item>
          </text:list>
        </text:list-item>
      </text:list>
      <text:p text:style-name="P2"/>
      <text:p text:style-name="P2"/>
      <text:list xml:id="list135344864713304" text:continue-numbering="true" text:style-name="L1">
        <text:list-item>
          <text:list>
            <text:list-item>
              <text:p text:style-name="P3">What is the coefficient of friction for the ca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345906181080" text:continue-numbering="true" text:style-name="L1">
        <text:list-item>
          <text:p text:style-name="P3">You place an object, of mass m on a tabletop. <text:s/>The table is then tilted to an angle of <text:span text:style-name="T4">q</text:span>, where the object just overcomes friction and begins to slide. <text:s/>Prove that <text:span text:style-name="T4">m</text:span><text:span text:style-name="T5">s</text:span> = tan (<text:span text:style-name="T4">q</text:span>). <text:s/>Be sure that you include a free-body diagram.</text:p>
        </text:list-item>
      </text:list>
      <text:p text:style-name="P2"/>
      <text:p text:style-name="P2"/>
      <text:p text:style-name="P2"/>
      <text:p text:style-name="P2"/>
      <text:p text:style-name="P2"/>
      <text:list xml:id="list135345103974396" text:continue-numbering="true" text:style-name="L1">
        <text:list-item>
          <text:p text:style-name="P3">In the sport of curling, a stone is slid across a 46-meter long ice lane. <text:s/>The coefficient of kinetic friction between the ice and the rock is 0.01<text:span text:style-name="T8">5</text:span>. <text:s/>The mass of the stone is 20 kg, and its initial speed is <text:span text:style-name="T7">4</text:span> m/s. <text:s/></text:p>
          <text:list>
            <text:list-item>
              <text:p text:style-name="P3">What is the force of friction on the ston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345697890726" text:continue-numbering="true" text:style-name="L1">
        <text:list-item>
          <text:list>
            <text:list-item>
              <text:p text:style-name="P3">What is the acceleration of the stone due to friction?</text:p>
            </text:list-item>
          </text:list>
        </text:list-item>
      </text:list>
      <text:p text:style-name="P2"/>
      <text:p text:style-name="P2"/>
      <text:p text:style-name="P2"/>
      <text:list xml:id="list135346732808968" text:continue-numbering="true" text:style-name="L1">
        <text:list-item>
          <text:list>
            <text:list-item>
              <text:p text:style-name="P3">What is time it takes for the stone to reach the end of the lane?</text:p>
            </text:list-item>
          </text:list>
        </text:list-item>
      </text:list>
      <text:p text:style-name="P2"/>
      <text:p text:style-name="P2"/>
      <text:p text:style-name="P2"/>
      <text:list xml:id="list135346014320440" text:continue-numbering="true" text:style-name="L1">
        <text:list-item>
          <text:list>
            <text:list-item>
              <text:p text:style-name="P3">What is the final speed of the ston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3:53:44.688566545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36:12.862426798</meta:creation-date>
    <meta:editing-duration>PT4M37S</meta:editing-duration>
    <meta:editing-cycles>4</meta:editing-cycles>
    <meta:generator>LibreOffice/4.3.7.2$Linux_X86_64 LibreOffice_project/430$Build-2</meta:generator>
    <dc:date>2016-08-19T13:53:44.610001188</dc:date>
    <meta:document-statistic meta:table-count="0" meta:image-count="2" meta:object-count="0" meta:page-count="2" meta:paragraph-count="21" meta:word-count="383" meta:character-count="1888" meta:non-whitespace-character-count="1495"/>
  </office:meta>
</office:document-meta>
</file>